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Airdrop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Airdrop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from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from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from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from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from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Hard Fork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acquir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acquir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from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Min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Staking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Wage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0T11:34:13.088981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